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fo:font-weight="normal" officeooo:paragraph-rsid="0009206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4292e" style:font-name="Liberation Serif" fo:font-size="12pt" fo:letter-spacing="normal" fo:font-style="normal" fo:font-weight="normal" officeooo:paragraph-rsid="0009206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4292e" style:font-name="Liberation Serif" fo:font-size="12pt" fo:letter-spacing="normal" fo:font-style="normal" fo:font-weight="normal" officeooo:rsid="000a9b94" officeooo:paragraph-rsid="000a9b94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4292e" style:font-name="Liberation Serif" fo:font-size="15pt" fo:letter-spacing="normal" fo:font-style="normal" fo:font-weight="normal" officeooo:paragraph-rsid="000a9b94" style:font-size-asian="15pt" style:font-size-complex="15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4292e" style:font-name="Liberation Serif" fo:font-size="14pt" fo:letter-spacing="normal" fo:font-style="normal" fo:font-weight="bold" officeooo:paragraph-rsid="000831d3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4292e" style:font-name="Liberation Serif" fo:font-size="14pt" fo:letter-spacing="normal" fo:font-style="normal" fo:font-weight="bold" officeooo:paragraph-rsid="000831d3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ed1c24" style:font-name="Liberation Serif" fo:font-size="12pt" fo:letter-spacing="normal" fo:font-style="normal" fo:font-weight="normal" officeooo:paragraph-rsid="000831d3"/>
    </style:style>
    <style:style style:name="P8" style:family="paragraph" style:parent-style-name="Text_20_body">
      <style:paragraph-properties fo:text-align="start" style:justify-single-word="false"/>
      <style:text-properties style:font-name="Liberation Serif" officeooo:paragraph-rsid="0009206d"/>
    </style:style>
    <style:style style:name="P9" style:family="paragraph" style:parent-style-name="Text_20_body">
      <style:paragraph-properties fo:text-align="start" style:justify-single-word="false"/>
      <style:text-properties fo:color="#ed1c24" officeooo:paragraph-rsid="0009206d"/>
    </style:style>
    <style:style style:name="P10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 officeooo:paragraph-rsid="000a9b94"/>
    </style:style>
    <style:style style:name="P11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4292e" style:font-name="Liberation Serif" fo:font-size="12pt" fo:letter-spacing="normal" fo:font-style="normal" fo:font-weight="normal" officeooo:rsid="000a9b94" officeooo:paragraph-rsid="000a9b94" style:font-weight-asian="normal" style:font-weight-complex="normal"/>
    </style:style>
    <style:style style:name="P12" style:family="paragraph" style:parent-style-name="Standard">
      <style:text-properties officeooo:rsid="000831d3" officeooo:paragraph-rsid="000831d3"/>
    </style:style>
    <style:style style:name="P13" style:family="paragraph" style:parent-style-name="Standard">
      <style:paragraph-properties fo:text-align="end" style:justify-single-word="false"/>
      <style:text-properties officeooo:rsid="000831d3" officeooo:paragraph-rsid="000831d3"/>
    </style:style>
    <style:style style:name="P14" style:family="paragraph" style:parent-style-name="Standard">
      <style:paragraph-properties fo:text-align="start" style:justify-single-word="false"/>
      <style:text-properties officeooo:rsid="000831d3" officeooo:paragraph-rsid="000831d3"/>
    </style:style>
    <style:style style:name="P15" style:family="paragraph" style:parent-style-name="Standard">
      <style:text-properties fo:font-weight="bold" officeooo:rsid="000831d3" officeooo:paragraph-rsid="000831d3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bold" officeooo:rsid="000831d3" officeooo:paragraph-rsid="000831d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831d3" officeooo:paragraph-rsid="000831d3" style:font-weight-asian="bold" style:font-weight-complex="bold"/>
    </style:style>
    <style:style style:name="P18" style:family="paragraph" style:parent-style-name="Standard">
      <style:text-properties fo:font-size="25pt" officeooo:rsid="000831d3" officeooo:paragraph-rsid="000831d3" style:font-size-asian="25pt" style:font-size-complex="25pt"/>
    </style:style>
    <style:style style:name="P19" style:family="paragraph" style:parent-style-name="Standard">
      <style:paragraph-properties fo:text-align="center" style:justify-single-word="false"/>
      <style:text-properties fo:font-size="25pt" officeooo:rsid="000831d3" officeooo:paragraph-rsid="000831d3" style:font-size-asian="25pt" style:font-size-complex="25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4292e" style:font-name="Liberation Serif" fo:font-size="12pt" fo:letter-spacing="normal" fo:font-style="normal" fo:font-weight="normal" officeooo:rsid="0009206d" officeooo:paragraph-rsid="0009206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4292e" style:font-name="Liberation Serif" fo:font-size="12pt" fo:letter-spacing="normal" fo:font-style="normal" fo:font-weight="normal" officeooo:rsid="000a9b94" officeooo:paragraph-rsid="000a9b94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4292e" style:font-name="Liberation Serif" fo:font-size="12pt" fo:letter-spacing="normal" fo:font-style="normal" fo:font-weight="normal" officeooo:rsid="000eb893" officeooo:paragraph-rsid="000eb893"/>
    </style:style>
    <style:style style:name="T1" style:family="text">
      <style:text-properties officeooo:rsid="000831d3"/>
    </style:style>
    <style:style style:name="T2" style:family="text">
      <style:text-properties fo:font-variant="normal" fo:text-transform="none" fo:color="#6a737d" fo:font-size="12pt" fo:letter-spacing="normal" fo:font-style="normal" fo:font-weight="normal"/>
    </style:style>
    <style:style style:name="T3" style:family="text">
      <style:text-properties fo:font-variant="normal" fo:text-transform="none" fo:color="#24292e" fo:font-size="12pt" fo:letter-spacing="normal" fo:font-style="normal" fo:font-weight="normal" officeooo:rsid="0009206d" style:font-weight-asian="normal" style:font-weight-complex="normal"/>
    </style:style>
    <style:style style:name="T4" style:family="text">
      <style:text-properties fo:font-variant="normal" fo:text-transform="none" fo:color="#24292e" fo:font-size="12pt" fo:letter-spacing="normal" fo:font-style="normal" fo:font-weight="normal" officeooo:rsid="000a9b94" style:font-weight-asian="normal" style:font-weight-complex="normal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style:font-name="apple-system" fo:font-size="12pt" fo:letter-spacing="normal" fo:font-style="normal" fo:font-weight="normal" officeooo:rsid="0009206d"/>
    </style:style>
    <style:style style:name="T7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09206d" style:text-blinking="false"/>
    </style:style>
    <style:style style:name="T8" style:family="text">
      <style:text-properties fo:font-weight="bold" officeooo:rsid="000831d3" style:font-weight-asian="bold" style:font-weight-complex="bold"/>
    </style:style>
    <style:style style:name="T9" style:family="text">
      <style:text-properties officeooo:rsid="0009206d"/>
    </style:style>
    <style:style style:name="T10" style:family="text">
      <style:text-properties officeooo:rsid="000a9b94"/>
    </style:style>
    <style:style style:name="T11" style:family="text">
      <style:text-properties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Rapport </text:p>
      <text:p text:style-name="P19">Programmation Web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Groupe :</text:p>
      <text:p text:style-name="P14">MALHERBE Cyril</text:p>
      <text:p text:style-name="P14">OUMAROU Mohamed</text:p>
      <text:p text:style-name="P14"/>
      <text:p text:style-name="P13"/>
      <text:p text:style-name="P16">Enseignant :</text:p>
      <text:p text:style-name="P13">CHEREL Loui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<text:span text:style-name="T8">Description du projet</text:span></text:p>
      <text:p text:style-name="P20"/>
      <text:p text:style-name="P20">L’objectif de ce projet était de réaliser un site web avec des outils et technologies modernes tels que :</text:p>
      <text:p text:style-name="P20"/>
      <text:list xml:id="list1402845022" text:style-name="L3">
        <text:list-item>
          <text:p text:style-name="P10"><text:s/><text:span text:style-name="T9">Utiliser des technologies de Front-end  comme</text:span> HTML5, CSS3 (Bootstrap - <text:span text:style-name="T9">optionnel</text:span>), Javascript (Vue.js).</text:p>
        </text:list-item>
        <text:list-item>
          <text:p text:style-name="P10"><text:s/><text:span text:style-name="T9">Utiliser Node.js comme technologies de </text:span>Back-end.</text:p>
          <text:p text:style-name="P10"/>
        </text:list-item>
      </text:list>
      <text:p text:style-name="P3">Nous avons tout d’abord mis en commun nos idées afin de pouvoir intégrer toutes les fonctionnalités demandées pour ce projets.</text:p>
      <text:p text:style-name="P11">Nous pensions pouvoir faire un site web de Shopping, Social mais également une interface utilisant une carte du monde, c’est cette dernière solution que nous avons adopté.</text:p>
      <text:p text:style-name="P21">Nous nous sommes donc réparti le travail au mieux afin de concevoir un outil fonctionnel :</text:p>
      <text:p text:style-name="P21"/>
      <text:p text:style-name="P22">Cyril s’est occupé essentiellement du front-end et Mohamed s’est focalisé sur le back-end.</text:p>
      <text:p text:style-name="P21"/>
      <text:p text:style-name="P20"/>
      <text:p text:style-name="P21">Suivant les prérequis ci-dessus voici le projet que nous avons réalisé :</text:p>
      <text:p text:style-name="P21"/>
      <text:p text:style-name="P2"><text:span text:style-name="T9">L’utilisateur doit s’enregistrer et se connecter au travers d’une interface d’authentification afin d’accéder au service afin d’accéder à notre outil :</text:span></text:p>
      <text:p text:style-name="P2"><text:span text:style-name="T1">Nous avons décidé de développer une carte du monde interactive et dynamique au travers d’une interface Bootstrap utilisant du HTML, CSS, JQuery et Vue.js, ainsi l’utilisateur a la possibilité de réaliser des actions de consultation, de création, de modification et de suppression (CRUD Interactions) sur notre page Web.</text:span></text:p>
      <text:p text:style-name="P1"/>
      <text:p text:style-name="P9"><text:span text:style-name="T5">Web server built with Node.js and Express ????????</text:span></text:p>
      <text:p text:style-name="P9"><text:span text:style-name="T5">Data persistence is optional: in-memory is good enough, but you can try to write to the file system (no database!) ?????????????</text:span></text:p>
      <text:p text:style-name="P9"><text:span text:style-name="T5">N</text:span><text:span text:style-name="T6">ous avons déployé notre projet sur </text:span><text:span text:style-name="T7">GCP ou GLITCH ?</text:span></text:p>
      <text:p text:style-name="P7"/>
      <text:p text:style-name="P6"><text:span text:style-name="T11">Quelles difficultés ont été rencontrées</text:span></text:p>
      <text:p text:style-name="P5"/>
      <text:p text:style-name="P8"><text:span text:style-name="T3">Nous n’avions jamais utilisé </text:span><text:span text:style-name="T4">des technologies comme </text:span><text:span text:style-name="T3">Vue.js </text:span><text:span text:style-name="T4">ou </text:span><text:span text:style-name="T3">Node.js et nous n’avions jamais déployés un site au travers de GCP ou Glitch </text:span><text:span text:style-name="T4">c’était une première et no</text:span><text:span text:style-name="T3">us avons </text:span><text:span text:style-name="T4">du appréhender</text:span><text:span text:style-name="T3"> l’utilisation de ces nouvelles technologies afin de les appliquer au mieux dans notre proj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58:33.158570203</meta:creation-date>
    <dc:date>2018-11-19T19:22:33.161907215</dc:date>
    <meta:editing-duration>PT12M41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2" meta:paragraph-count="24" meta:word-count="303" meta:character-count="1937" meta:non-whitespace-character-count="1656"/>
  </office:meta>
</office:document-meta>
</file>